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Impl.parseBytes( byte [ ] by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serImpl.parseSampleResult( Sample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Impl.ParserImpl( ObjectFactory 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serImpl.parseString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